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ToTest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.initializeProperties( CLArgsParser parse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JMeter.println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eter.logProperty( String prop ,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ToTest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.startGui( String tes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istenToTest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.run( String testFile , String logFile , boolean remoteStart , String remote_hosts_str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ListenToTest.ListenToTest( JMeter parent , List eng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.getResource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.updatePath( String property , String s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stenToTest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.convertSubTree( HashTree tre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Meter.setProxy( CLArgsParser pars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Meter.processLAST( String jmlogfile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.getIconMapping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Meter.J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.startServer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.start( String [ ] arg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JMeter.logProperty( String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.startNonGui( String testFile , String logFile , CLOption remote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eter.startOptionalServ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istenToTest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.updat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nToTes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eter.doRemoteInit( String hostName , HashTree test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